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0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2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5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5pt" style:font-size-asian="15pt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" style:parent-style-name="Standard" style:family="paragraph">
      <style:paragraph-properties fo:break-before="page"/>
    </style:style>
    <style:style style:name="T1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" style:parent-style-name="Standard" style:family="paragraph">
      <style:paragraph-properties fo:break-before="page"/>
    </style:style>
    <style:style style:name="T20" style:parent-style-name="Fuentedepárrafopredeter." style:family="text">
      <style:text-properties fo:font-weight="bold" style:font-weight-asian="bold" fo:font-size="14pt" style:font-size-asian="14pt"/>
    </style:style>
    <style:style style:name="T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9" style:parent-style-name="Standard" style:family="paragraph">
      <style:paragraph-properties fo:break-before="page"/>
    </style:style>
    <style:style style:name="T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a)</text:p>
      <text:p text:style-name="Standard"><text:span text:style-name="T2"><draw:frame draw:z-index="251668480" draw:style-name="a0" draw:name="Imatge2" text:anchor-type="paragraph" svg:x="-0.75276in" svg:y="0.16614in" svg:width="3.5626in" svg:height="1.44803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49024" draw:style-name="a1" draw:name="Imatge6" text:anchor-type="paragraph" svg:x="2.83898in" svg:y="0.01811in" svg:width="4.64173in" svg:height="1.0291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51650048" draw:style-name="a2" draw:name="Imatge7" text:anchor-type="paragraph" svg:x="2.83465in" svg:y="0.0189in" svg:width="4.64567in" svg:height="1.031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5"><draw:frame draw:z-index="251645952" draw:style-name="a3" draw:name="Imatge3" text:anchor-type="paragraph" svg:x="-0.85709in" svg:y="0.0189in" svg:width="3.79173in" svg:height="2.031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6"><draw:frame draw:z-index="251651072" draw:style-name="a4" draw:name="Imatge8" text:anchor-type="paragraph" svg:x="3.60354in" svg:y="0.06654in" svg:width="3.87716in" svg:height="1.97913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7"><draw:frame draw:z-index="251646976" draw:style-name="a5" draw:name="Imatge4" text:anchor-type="paragraph" svg:x="-0.82283in" svg:y="0.0874in" svg:width="3.32283in" svg:height="1.9271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frame draw:z-index="251669504" draw:style-name="a6" draw:name="Imatge1" text:anchor-type="paragraph" svg:x="-0.7874in" svg:y="0.09724in" svg:width="2.60433in" svg:height="2.26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9"><draw:frame draw:z-index="251648000" draw:style-name="a7" draw:name="Imatge5" text:anchor-type="paragraph" svg:x="1.77165in" svg:y="0.14173in" svg:width="5.70906in" svg:height="1.0110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251652096" draw:style-name="a8" draw:name="Imatge9" text:anchor-type="paragraph" svg:x="2.8874in" svg:y="0.08071in" svg:width="3.80197in" svg:height="0.2811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P11"><text:span text:style-name="T12"><draw:frame draw:z-index="251654144" draw:style-name="a9" draw:name="Imatge11" text:anchor-type="paragraph" svg:x="0in" svg:y="0in" svg:width="5.22913in" svg:height="1.8437in" style:rel-width="scale" style:rel-height="scale"><draw:image xlink:href="media/image10.png" xlink:type="simple" xlink:show="embed" xlink:actuate="onLoad"/><svg:title/><svg:desc/></draw:frame></text:span><text:span text:style-name="T13"><draw:frame draw:z-index="251655168" draw:style-name="a10" draw:name="Imatge12" text:anchor-type="paragraph" svg:x="0.41457in" svg:y="2.0752in" svg:width="2.0626in" svg:height="2.26024in" style:rel-width="scale" style:rel-height="scale"><draw:image xlink:href="media/image11.png" xlink:type="simple" xlink:show="embed" xlink:actuate="onLoad"/><svg:title/><svg:desc/></draw:frame></text:span><text:span text:style-name="T14"><draw:frame draw:z-index="251656192" draw:style-name="a11" draw:name="Imatge13" text:anchor-type="paragraph" svg:x="2.68268in" svg:y="1.95551in" svg:width="4.1in" svg:height="2.73071in" style:rel-width="scale" style:rel-height="scale"><draw:image xlink:href="media/image12.png" xlink:type="simple" xlink:show="embed" xlink:actuate="onLoad"/><svg:title/><svg:desc/></draw:frame></text:span><text:span text:style-name="T15"><draw:frame draw:z-index="251657216" draw:style-name="a12" draw:name="Imatge14" text:anchor-type="paragraph" svg:x="-0.64094in" svg:y="4.50472in" svg:width="3.0626in" svg:height="2.60433in" style:rel-width="scale" style:rel-height="scale"><draw:image xlink:href="media/image13.png" xlink:type="simple" xlink:show="embed" xlink:actuate="onLoad"/><svg:title/><svg:desc/></draw:frame></text:span><text:span text:style-name="T16"><draw:frame draw:z-index="251658240" draw:style-name="a13" draw:name="Imatge15" text:anchor-type="paragraph" svg:x="4.16811in" svg:y="5.13071in" svg:width="2.5937in" svg:height="3.29173in" style:rel-width="scale" style:rel-height="scale"><draw:image xlink:href="media/image14.png" xlink:type="simple" xlink:show="embed" xlink:actuate="onLoad"/><svg:title/><svg:desc/></draw:frame></text:span><text:span text:style-name="T17"><draw:frame draw:z-index="251659264" draw:style-name="a14" draw:name="Imatge16" text:anchor-type="paragraph" svg:x="-0.19724in" svg:y="7.17008in" svg:width="2.10433in" svg:height="2.07283in" style:rel-width="scale" style:rel-height="scale"><draw:image xlink:href="media/image15.png" xlink:type="simple" xlink:show="embed" xlink:actuate="onLoad"/><svg:title/><svg:desc/></draw:frame></text:span><text:span text:style-name="T18"><draw:frame draw:z-index="251660288" draw:style-name="a15" draw:name="Imatge17" text:anchor-type="paragraph" svg:x="2.93898in" svg:y="8.47205in" svg:width="2.3437in" svg:height="1.76024in" style:rel-width="scale" style:rel-height="scale"><draw:image xlink:href="media/image16.png" xlink:type="simple" xlink:show="embed" xlink:actuate="onLoad"/><svg:title/><svg:desc/></draw:frame></text:span></text:p>
      <text:soft-page-break/>
      <text:p text:style-name="P19"><text:span text:style-name="T20">b)</text:span></text:p>
      <text:p text:style-name="Standard">1)</text:p>
      <text:p text:style-name="Standard"><text:span text:style-name="T21"><draw:frame draw:z-index="251653120" draw:style-name="a16" draw:name="Imatge10" text:anchor-type="paragraph" svg:x="0.0252in" svg:y="0.15748in" svg:width="5.3752in" svg:height="3.39567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</text:p>
      <text:p text:style-name="Standard"><text:span text:style-name="T22"><draw:frame draw:z-index="251661312" draw:style-name="a17" draw:name="Imatge18" text:anchor-type="paragraph" svg:x="0.19921in" svg:y="0.1189in" svg:width="5.3752in" svg:height="2.11457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)</text:p>
      <text:p text:style-name="Standard"><text:span text:style-name="T23"><draw:frame draw:z-index="251662336" draw:style-name="a18" draw:name="Imatge19" text:anchor-type="paragraph" svg:x="1.00827in" svg:y="0.10551in" svg:width="4.10433in" svg:height="2.13543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24"><draw:frame draw:z-index="251664384" draw:style-name="a19" draw:name="Imatge21" text:anchor-type="paragraph" svg:x="1.52087in" svg:y="0.11614in" svg:width="3.70276in" svg:height="1.7811in" style:rel-width="scale" style:rel-height="scale"><draw:image xlink:href="media/image20.png" xlink:type="simple" xlink:show="embed" xlink:actuate="onLoad"/><svg:title/><svg:desc/></draw:frame></text:span>4)</text:p>
      <text:p text:style-name="Standard"/>
      <text:p text:style-name="Standard"/>
      <text:p text:style-name="Standard"/>
      <text:p text:style-name="Standard"/>
      <text:p text:style-name="Standard">5)</text:p>
      <text:p text:style-name="Standard"><text:span text:style-name="T25"><draw:frame draw:z-index="251663360" draw:style-name="a20" draw:name="Imatge20" text:anchor-type="paragraph" svg:x="0.53386in" svg:y="0.17638in" svg:width="4.79173in" svg:height="1.94803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</text:p>
      <text:p text:style-name="Standard"><text:span text:style-name="T26"><draw:frame draw:z-index="251665408" draw:style-name="a21" draw:name="Imatge22" text:anchor-type="paragraph" svg:x="0in" svg:y="0in" svg:width="4.22913in" svg:height="2.63543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</text:p>
      <text:p text:style-name="Standard"><text:span text:style-name="T27"><draw:frame draw:z-index="251666432" draw:style-name="a22" draw:name="Imatge23" text:anchor-type="paragraph" svg:x="0in" svg:y="0in" svg:width="5.45827in" svg:height="1.94803in" style:rel-width="scale" style:rel-height="scale"><draw:image xlink:href="media/image23.png" xlink:type="simple" xlink:show="embed" xlink:actuate="onLoad"/><svg:title/><svg:desc/></draw:frame></text:span></text:p>
      <text:p text:style-name="Standard">8)</text:p>
      <text:p text:style-name="Normal"><text:span text:style-name="T28"><draw:frame draw:z-index="251667456" draw:style-name="a23" draw:name="Imatge24" text:anchor-type="paragraph" svg:x="0.62389in" svg:y="1.53292in" svg:width="4.51697in" svg:height="2.2951in" style:rel-width="scale" style:rel-height="scale"><draw:image xlink:href="media/image24.png" xlink:type="simple" xlink:show="embed" xlink:actuate="onLoad"/><svg:title/><svg:desc/></draw:frame></text:span></text:p>
      <text:soft-page-break/>
      <text:p text:style-name="P29">c)</text:p>
      <text:p text:style-name="Standard"><text:span text:style-name="T30"><draw:frame draw:style-name="a24" draw:name="Imagen 25" text:anchor-type="as-char" svg:x="0in" svg:y="0in" svg:width="5.74874in" svg:height="2.63146in" style:rel-width="scale" style:rel-height="scale"><draw:image xlink:href="media/image25.png" xlink:type="simple" xlink:show="embed" xlink:actuate="onLoad"/><svg:title/><svg:desc/></draw:frame></text:span></text:p>
      <text:p text:style-name="Standard"><text:span text:style-name="T31"><draw:frame draw:style-name="a25" draw:name="Imagen 26" text:anchor-type="as-char" svg:x="0in" svg:y="0in" svg:width="4.25in" svg:height="2.48958in" style:rel-width="scale" style:rel-height="scale"><draw:image xlink:href="media/image26.png" xlink:type="simple" xlink:show="embed" xlink:actuate="onLoad"/><svg:title/><svg:desc/></draw:frame></text:span></text:p>
      <text:p text:style-name="Standard"><text:span text:style-name="T32"><draw:frame draw:style-name="a26" draw:name="Imagen 27" text:anchor-type="as-char" svg:x="0in" svg:y="0in" svg:width="4.96875in" svg:height="2.94792in" style:rel-width="scale" style:rel-height="scale"><draw:image xlink:href="media/image27.png" xlink:type="simple" xlink:show="embed" xlink:actuate="onLoad"/><svg:title/><svg:desc/></draw:frame></text:span></text:p>
      <text:soft-page-break/>
      <text:p text:style-name="Standard"><text:span text:style-name="T33"><draw:frame draw:style-name="a27" draw:name="Imagen 28" text:anchor-type="as-char" svg:x="0in" svg:y="0in" svg:width="3.54167in" svg:height="2.70833in" style:rel-width="scale" style:rel-height="scale"><draw:image xlink:href="media/image28.png" xlink:type="simple" xlink:show="embed" xlink:actuate="onLoad"/><svg:title/><svg:desc/></draw:frame></text:span></text:p>
      <text:p text:style-name="Standard"><text:span text:style-name="T34"><draw:frame draw:style-name="a28" draw:name="Imagen 29" text:anchor-type="as-char" svg:x="0in" svg:y="0in" svg:width="6.69306in" svg:height="2.25903in" style:rel-width="scale" style:rel-height="scale"><draw:image xlink:href="media/image29.png" xlink:type="simple" xlink:show="embed" xlink:actuate="onLoad"/><svg:title/><svg:desc/></draw:frame></text:span></text:p>
      <text:p text:style-name="Standard"><text:span text:style-name="T35"><draw:frame draw:style-name="a29" draw:name="Imagen 30" text:anchor-type="as-char" svg:x="0in" svg:y="0in" svg:width="4.58333in" svg:height="2.29167in" style:rel-width="scale" style:rel-height="scale"><draw:image xlink:href="media/image30.png" xlink:type="simple" xlink:show="embed" xlink:actuate="onLoad"/><svg:title/><svg:desc/></draw:frame></text:span></text:p>
      <text:p text:style-name="Standard"><text:span text:style-name="T36"><draw:frame draw:style-name="a30" draw:name="Imagen 31" text:anchor-type="as-char" svg:x="0in" svg:y="0in" svg:width="4.58333in" svg:height="2.03125in" style:rel-width="scale" style:rel-height="scale"><draw:image xlink:href="media/image3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0-12-17T08:10:00Z</meta:creation-date>
    <dc:date>2020-12-28T12:35:00Z</dc:date>
    <meta:template xlink:href="Normal.dotm" xlink:type="simple"/>
    <meta:editing-cycles>4</meta:editing-cycles>
    <meta:editing-duration>PT4560S</meta:editing-duration>
    <meta:document-statistic meta:page-count="6" meta:paragraph-count="1" meta:word-count="29" meta:character-count="188" meta:row-count="1" meta:non-whitespace-character-count="160"/>
  </office:meta>
</office:document-meta>
</file>